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text-properties style:font-name="Avenir Next"/>
    </style:style>
    <style:style style:name="P2" style:family="paragraph" style:parent-style-name="Heading_20_2">
      <style:paragraph-properties fo:text-align="justify" style:justify-single-word="false"/>
      <style:text-properties style:font-name="Avenir Next"/>
    </style:style>
    <style:style style:name="P3" style:family="paragraph" style:parent-style-name="Heading_20_3">
      <style:paragraph-properties fo:text-align="justify" style:justify-single-word="false"/>
      <style:text-properties style:font-name="Avenir Next"/>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margin-top="0cm" fo:margin-bottom="0cm" style:contextual-spacing="false"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margin-top="0cm" fo:margin-bottom="0cm" style:contextual-spacing="false"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margin-top="0cm" fo:margin-bottom="0cm" style:contextual-spacing="false"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margin-top="0cm" fo:margin-bottom="0cm" style:contextual-spacing="false"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Text_20_body" style:list-style-name="L5">
      <style:paragraph-properties fo:margin-top="0cm" fo:margin-bottom="0cm" style:contextual-spacing="false"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6">
      <style:paragraph-properties fo:margin-top="0cm" fo:margin-bottom="0cm" style:contextual-spacing="false"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7">
      <style:paragraph-properties fo:margin-top="0cm" fo:margin-bottom="0cm" style:contextual-spacing="false" fo:text-align="justify" style:justify-single-word="false"/>
    </style:style>
    <style:style style:name="P18" style:family="paragraph" style:parent-style-name="Text_20_body" style:list-style-name="L7">
      <style:paragraph-properties fo:text-align="justify" style:justify-single-word="false"/>
    </style:style>
    <style:style style:name="P19" style:family="paragraph" style:parent-style-name="Text_20_body" style:list-style-name="L8">
      <style:paragraph-properties fo:margin-top="0cm" fo:margin-bottom="0cm" style:contextual-spacing="false" fo:text-align="justify" style:justify-single-word="false"/>
    </style:style>
    <style:style style:name="P20" style:family="paragraph" style:parent-style-name="Text_20_body" style:list-style-name="L8">
      <style:paragraph-properties fo:text-align="justify" style:justify-single-word="false"/>
    </style:style>
    <style:style style:name="P21" style:family="paragraph" style:parent-style-name="Text_20_body">
      <style:paragraph-properties fo:text-align="justify" style:justify-single-word="false"/>
      <style:text-properties style:font-name="Avenir Next"/>
    </style:style>
    <style:style style:name="T1" style:family="text">
      <style:text-properties style:font-name="Avenir Next"/>
    </style:style>
    <style:style style:name="T2" style:family="text">
      <style:text-properties officeooo:rsid="00006e2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erformance</text:h>
      <text:h text:style-name="P2" text:outline-level="2"/>
      <text:h text:style-name="P2" text:outline-level="2">Introduction</text:h>
      <text:p text:style-name="P21">L'objectif de ce rapport est d'analyser les performances des pages du Front Office après les optimisations apportées à la page "Invités". <text:span text:style-name="T2">Trois</text:span> indicateurs ont été choisis pour évaluer les performances : le temps total de chargement de chaque page, le temps d'exécution du contrôleur <text:span text:style-name="T2">et le temps d’exécution du template de la page</text:span>.</text:p>
      <text:h text:style-name="P2" text:outline-level="2">Méthodologie</text:h>
      <text:p text:style-name="P21">L'outil utilisé pour la mesure des performances est le Profiler de Symfony. Les tests ont été effectués localement, avec une base de données réaliste et des volumes de données représentatifs de l'utilisation en production.</text:p>
      <text:h text:style-name="P2" text:outline-level="2">Résultats</text:h>
      <text:h text:style-name="P3" text:outline-level="3">Page d'accueil</text:h>
      <text:list text:style-name="L1">
        <text:list-item>
          <text:p text:style-name="P5"><text:span text:style-name="Strong_20_Emphasis"><text:span text:style-name="T1">Total</text:span></text:span><text:span text:style-name="T1"> : 56 ms </text:span></text:p>
        </text:list-item>
        <text:list-item>
          <text:p text:style-name="P5"><text:span text:style-name="Strong_20_Emphasis"><text:span text:style-name="T1">Contrôleur</text:span></text:span><text:span text:style-name="T1"> : 30.4 ms / 2 MiB </text:span></text:p>
        </text:list-item>
        <text:list-item>
          <text:p text:style-name="P6"><text:span text:style-name="Strong_20_Emphasis"><text:span text:style-name="T1">Template</text:span></text:span><text:span text:style-name="T1"> : 25.5 ms / 2 MiB </text:span></text:p>
        </text:list-item>
      </text:list>
      <text:h text:style-name="P3" text:outline-level="3">Page invités</text:h>
      <text:list text:style-name="L2">
        <text:list-item>
          <text:p text:style-name="P7"><text:span text:style-name="Strong_20_Emphasis"><text:span text:style-name="T1">Total</text:span></text:span><text:span text:style-name="T1"> : 70 ms </text:span></text:p>
        </text:list-item>
        <text:list-item>
          <text:p text:style-name="P7"><text:span text:style-name="Strong_20_Emphasis"><text:span text:style-name="T1">Contrôleur</text:span></text:span><text:span text:style-name="T1"> : 46 ms / 4 MiB </text:span></text:p>
        </text:list-item>
        <text:list-item>
          <text:p text:style-name="P8"><text:span text:style-name="Strong_20_Emphasis"><text:span text:style-name="T1">Template</text:span></text:span><text:span text:style-name="T1"> : 5.2 ms / 4 MiB </text:span></text:p>
        </text:list-item>
      </text:list>
      <text:h text:style-name="P3" text:outline-level="3">Page portfolio</text:h>
      <text:list text:style-name="L3">
        <text:list-item>
          <text:p text:style-name="P9"><text:span text:style-name="Strong_20_Emphasis"><text:span text:style-name="T1">Total</text:span></text:span><text:span text:style-name="T1"> : 78 ms </text:span></text:p>
        </text:list-item>
        <text:list-item>
          <text:p text:style-name="P9"><text:span text:style-name="Strong_20_Emphasis"><text:span text:style-name="T1">Contrôleur</text:span></text:span><text:span text:style-name="T1"> : 49.2 ms / 4 MiB </text:span></text:p>
        </text:list-item>
        <text:list-item>
          <text:p text:style-name="P10"><text:span text:style-name="Strong_20_Emphasis"><text:span text:style-name="T1">Template</text:span></text:span><text:span text:style-name="T1"> : 3.3 ms / 4 MiB </text:span></text:p>
        </text:list-item>
      </text:list>
      <text:h text:style-name="P3" text:outline-level="3">Page de présentation</text:h>
      <text:list text:style-name="L4">
        <text:list-item>
          <text:p text:style-name="P11"><text:span text:style-name="Strong_20_Emphasis"><text:span text:style-name="T1">Total</text:span></text:span><text:span text:style-name="T1"> : 44 ms </text:span></text:p>
        </text:list-item>
        <text:list-item>
          <text:p text:style-name="P11"><text:span text:style-name="Strong_20_Emphasis"><text:span text:style-name="T1">Contrôleur</text:span></text:span><text:span text:style-name="T1"> : 21 ms / 6 MiB </text:span></text:p>
        </text:list-item>
        <text:list-item>
          <text:p text:style-name="P12"><text:soft-page-break/><text:span text:style-name="Strong_20_Emphasis"><text:span text:style-name="T1">Template</text:span></text:span><text:span text:style-name="T1"> : 17.7 ms / 6 MiB </text:span></text:p>
        </text:list-item>
      </text:list>
      <text:h text:style-name="P3" text:outline-level="3">Page de connexion</text:h>
      <text:list text:style-name="L5">
        <text:list-item>
          <text:p text:style-name="P13"><text:span text:style-name="Strong_20_Emphasis"><text:span text:style-name="T1">Total</text:span></text:span><text:span text:style-name="T1"> : 32 ms </text:span></text:p>
        </text:list-item>
        <text:list-item>
          <text:p text:style-name="P13"><text:span text:style-name="Strong_20_Emphasis"><text:span text:style-name="T1">Contrôleur</text:span></text:span><text:span text:style-name="T1"> : 5.3 ms / 6 MiB </text:span></text:p>
        </text:list-item>
        <text:list-item>
          <text:p text:style-name="P14"><text:span text:style-name="Strong_20_Emphasis"><text:span text:style-name="T1">Template</text:span></text:span><text:span text:style-name="T1"> : Non disponible </text:span></text:p>
        </text:list-item>
      </text:list>
      <text:h text:style-name="P3" text:outline-level="3">Page admin des médias</text:h>
      <text:list text:style-name="L6">
        <text:list-item>
          <text:p text:style-name="P15"><text:span text:style-name="Strong_20_Emphasis"><text:span text:style-name="T1">Total</text:span></text:span><text:span text:style-name="T1"> : 39 ms </text:span></text:p>
        </text:list-item>
        <text:list-item>
          <text:p text:style-name="P15"><text:span text:style-name="Strong_20_Emphasis"><text:span text:style-name="T1">Contrôleur</text:span></text:span><text:span text:style-name="T1"> : 14.6 ms / 4 MiB </text:span></text:p>
        </text:list-item>
        <text:list-item>
          <text:p text:style-name="P16"><text:span text:style-name="Strong_20_Emphasis"><text:span text:style-name="T1">Template</text:span></text:span><text:span text:style-name="T1"> : 6.6 ms / 4 MiB </text:span></text:p>
        </text:list-item>
      </text:list>
      <text:h text:style-name="P3" text:outline-level="3">Page admin des invités</text:h>
      <text:list text:style-name="L7">
        <text:list-item>
          <text:p text:style-name="P17"><text:span text:style-name="Strong_20_Emphasis"><text:span text:style-name="T1">Total</text:span></text:span><text:span text:style-name="T1"> : 68 ms </text:span></text:p>
        </text:list-item>
        <text:list-item>
          <text:p text:style-name="P17"><text:span text:style-name="Strong_20_Emphasis"><text:span text:style-name="T1">Contrôleur</text:span></text:span><text:span text:style-name="T1"> : 11.7 ms / 6 MiB </text:span></text:p>
        </text:list-item>
        <text:list-item>
          <text:p text:style-name="P18"><text:span text:style-name="Strong_20_Emphasis"><text:span text:style-name="T1">Template</text:span></text:span><text:span text:style-name="T1"> : 3 ms / 6 MiB </text:span></text:p>
        </text:list-item>
      </text:list>
      <text:h text:style-name="P3" text:outline-level="3">Page admin des albums</text:h>
      <text:list text:style-name="L8">
        <text:list-item>
          <text:p text:style-name="P19"><text:span text:style-name="Strong_20_Emphasis"><text:span text:style-name="T1">Total</text:span></text:span><text:span text:style-name="T1"> : 68 ms </text:span></text:p>
        </text:list-item>
        <text:list-item>
          <text:p text:style-name="P19"><text:span text:style-name="Strong_20_Emphasis"><text:span text:style-name="T1">Contrôleur</text:span></text:span><text:span text:style-name="T1"> : 8 ms / 6 MiB </text:span></text:p>
        </text:list-item>
        <text:list-item>
          <text:p text:style-name="P20"><text:span text:style-name="Strong_20_Emphasis"><text:span text:style-name="T1">Template</text:span></text:span><text:span text:style-name="T1"> : 1.4 ms / 6 MiB </text:span></text:p>
        </text:list-item>
      </text:list>
      <text:h text:style-name="P2" text:outline-level="2">Analyse</text:h>
      <text:p text:style-name="P4"><text:span text:style-name="T1">Les résultats montrent que les optimisations apportées à la page "Invités" ont permis de réduire significativement le temps de rendu du template, qui est passé à </text:span><text:span text:style-name="Strong_20_Emphasis"><text:span text:style-name="T1">5.2 ms</text:span></text:span><text:span text:style-name="T1">, rendant ainsi la page plus réactive.</text:span></text:p>
      <text:p text:style-name="P4"><text:span text:style-name="T1">Les autres pages affichent des performances satisfaisantes, avec un équilibre entre le temps d'exécution des contrôleurs et le rendu des templates. La </text:span><text:span text:style-name="Strong_20_Emphasis"><text:span text:style-name="T1">Page Portfolio</text:span></text:span><text:span text:style-name="T1"> a le temps total le plus élevé avec </text:span><text:span text:style-name="Strong_20_Emphasis"><text:span text:style-name="T1">78 ms</text:span></text:span><text:span text:style-name="T1">, principalement dû au temps passé dans le contrôleur.</text:span></text:p>
      <text:h text:style-name="P2" text:outline-level="2">Conclusion</text:h>
      <text:p text:style-name="P21">Les optimisations ont porté leurs fruits, notamment sur la page "Invités", qui présentait auparavant des lenteurs. Il serait pertinent de surveiller les performances des pages avec des contrôleurs plus lourds, comme la page "Portfolio", et d'envisager d'autres améliorations à l'aveni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5T14:36:41.205695134</meta:creation-date>
    <dc:date>2025-03-15T14:50:24.309654199</dc:date>
    <meta:editing-duration>PT13M42S</meta:editing-duration>
    <meta:editing-cycles>2</meta:editing-cycles>
    <meta:generator>LibreOffice/7.5.3.2$MacOSX_AARCH64 LibreOffice_project/9f56dff12ba03b9acd7730a5a481eea045e468f3</meta:generator>
    <meta:document-statistic meta:table-count="0" meta:image-count="0" meta:object-count="0" meta:page-count="2" meta:paragraph-count="43" meta:word-count="400" meta:character-count="2087" meta:non-whitespace-character-count="1730"/>
  </office:meta>
</office:document-meta>
</file>